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1.291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072cm"/>
    </style:style>
    <style:style style:name="co12" style:family="table-column">
      <style:table-column-properties fo:break-before="auto" style:column-width="2.14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2.05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x-position</text:p>
          </table:table-cell>
          <table:table-cell table:style-name="Default" office:value-type="string">
            <text:p>y-position</text:p>
          </table:table-cell>
          <table:table-cell table:style-name="Default" office:value-type="string">
            <text:p>z-position</text:p>
          </table:table-cell>
          <table:table-cell office:value-type="string">
            <text:p>type</text:p>
          </table:table-cell>
          <table:table-cell office:value-type="string">
            <text:p>x-velocity</text:p>
          </table:table-cell>
          <table:table-cell office:value-type="string">
            <text:p>y-velocity</text:p>
          </table:table-cell>
          <table:table-cell office:value-type="string">
            <text:p>z-velocity</text:p>
          </table:table-cell>
          <table:table-cell office:value-type="string">
            <text:p>x-acceleration</text:p>
          </table:table-cell>
          <table:table-cell office:value-type="string">
            <text:p>y-acceleration</text:p>
          </table:table-cell>
          <table:table-cell office:value-type="string">
            <text:p>z-acceleration</text:p>
          </table:table-cell>
          <table:table-cell office:value-type="string">
            <text:p>status</text:p>
          </table:table-cell>
          <table:table-cell office:value-type="string">
            <text:p>marker-info</text:p>
          </table:table-cell>
          <table:table-cell office:value-type="string">
            <text:p>algorithm</text:p>
          </table:table-cell>
          <table:table-cell office:value-type="string">
            <text:p>color</text:p>
          </table:table-cell>
          <table:table-cell office:value-type="string">
            <text:p>x-axis-1</text:p>
          </table:table-cell>
          <table:table-cell office:value-type="string">
            <text:p>x-axis-2</text:p>
          </table:table-cell>
          <table:table-cell office:value-type="string">
            <text:p>x-axis-3</text:p>
          </table:table-cell>
          <table:table-cell office:value-type="string">
            <text:p>y-axis-1</text:p>
          </table:table-cell>
          <table:table-cell office:value-type="string">
            <text:p>y-axis-2</text:p>
          </table:table-cell>
          <table:table-cell office:value-type="string">
            <text:p>y-axis-3</text:p>
          </table:table-cell>
          <table:table-cell office:value-type="string">
            <text:p>z-axis-1</text:p>
          </table:table-cell>
          <table:table-cell office:value-type="string">
            <text:p>z-axis-2</text:p>
          </table:table-cell>
          <table:table-cell office:value-type="string">
            <text:p>z-axis-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20*RAND()-10" office:value-type="float" office:value="7.90409666486084">
            <text:p>7.9</text:p>
          </table:table-cell>
          <table:table-cell table:formula="oooc:=20*RAND()-10" office:value-type="float" office:value="1.50917431339622">
            <text:p>1.51</text:p>
          </table:table-cell>
          <table:table-cell table:formula="oooc:=20*RAND()-10" office:value-type="float" office:value="-7.97199168242514">
            <text:p>-7.9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]+1" office:value-type="float" office:value="1">
            <text:p>1</text:p>
          </table:table-cell>
          <table:table-cell table:formula="oooc:=20*RAND()-10" office:value-type="float" office:value="-6.50589751079679">
            <text:p>-6.51</text:p>
          </table:table-cell>
          <table:table-cell table:formula="oooc:=20*RAND()-10" office:value-type="float" office:value="8.63535021431744">
            <text:p>8.64</text:p>
          </table:table-cell>
          <table:table-cell table:formula="oooc:=20*RAND()-10" office:value-type="float" office:value="4.26102289929986">
            <text:p>4.2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]+1" office:value-type="float" office:value="2">
            <text:p>2</text:p>
          </table:table-cell>
          <table:table-cell table:formula="oooc:=20*RAND()-10" office:value-type="float" office:value="7.24949778988957">
            <text:p>7.25</text:p>
          </table:table-cell>
          <table:table-cell table:formula="oooc:=20*RAND()-10" office:value-type="float" office:value="2.57115671411157">
            <text:p>2.57</text:p>
          </table:table-cell>
          <table:table-cell table:formula="oooc:=20*RAND()-10" office:value-type="float" office:value="8.46057665534317">
            <text:p>8.4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]+1" office:value-type="float" office:value="3">
            <text:p>3</text:p>
          </table:table-cell>
          <table:table-cell table:formula="oooc:=20*RAND()-10" office:value-type="float" office:value="1.17706413380802">
            <text:p>1.18</text:p>
          </table:table-cell>
          <table:table-cell table:formula="oooc:=20*RAND()-10" office:value-type="float" office:value="1.59104060381651">
            <text:p>1.59</text:p>
          </table:table-cell>
          <table:table-cell table:formula="oooc:=20*RAND()-10" office:value-type="float" office:value="-2.51940838992596">
            <text:p>-2.5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]+1" office:value-type="float" office:value="4">
            <text:p>4</text:p>
          </table:table-cell>
          <table:table-cell table:formula="oooc:=20*RAND()-10" office:value-type="float" office:value="6.72180011868477">
            <text:p>6.72</text:p>
          </table:table-cell>
          <table:table-cell table:formula="oooc:=20*RAND()-10" office:value-type="float" office:value="2.49071969650686">
            <text:p>2.49</text:p>
          </table:table-cell>
          <table:table-cell table:formula="oooc:=20*RAND()-10" office:value-type="float" office:value="-3.49304376170039">
            <text:p>-3.4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]+1" office:value-type="float" office:value="5">
            <text:p>5</text:p>
          </table:table-cell>
          <table:table-cell table:formula="oooc:=20*RAND()-10" office:value-type="float" office:value="5.40087642148137">
            <text:p>5.4</text:p>
          </table:table-cell>
          <table:table-cell table:formula="oooc:=20*RAND()-10" office:value-type="float" office:value="-2.33458255417645">
            <text:p>-2.33</text:p>
          </table:table-cell>
          <table:table-cell table:formula="oooc:=20*RAND()-10" office:value-type="float" office:value="7.11257457733154">
            <text:p>7.1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]+1" office:value-type="float" office:value="6">
            <text:p>6</text:p>
          </table:table-cell>
          <table:table-cell table:formula="oooc:=20*RAND()-10" office:value-type="float" office:value="-8.46507961861789">
            <text:p>-8.47</text:p>
          </table:table-cell>
          <table:table-cell table:formula="oooc:=20*RAND()-10" office:value-type="float" office:value="-0.822630897164345">
            <text:p>-0.82</text:p>
          </table:table-cell>
          <table:table-cell table:formula="oooc:=20*RAND()-10" office:value-type="float" office:value="3.50083416327834">
            <text:p>3.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]+1" office:value-type="float" office:value="7">
            <text:p>7</text:p>
          </table:table-cell>
          <table:table-cell table:formula="oooc:=20*RAND()-10" office:value-type="float" office:value="-0.567389978095889">
            <text:p>-0.57</text:p>
          </table:table-cell>
          <table:table-cell table:formula="oooc:=20*RAND()-10" office:value-type="float" office:value="-1.38022475875914">
            <text:p>-1.38</text:p>
          </table:table-cell>
          <table:table-cell table:formula="oooc:=20*RAND()-10" office:value-type="float" office:value="-5.49398990347981">
            <text:p>-5.4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]+1" office:value-type="float" office:value="8">
            <text:p>8</text:p>
          </table:table-cell>
          <table:table-cell table:formula="oooc:=20*RAND()-10" office:value-type="float" office:value="1.05936068110168">
            <text:p>1.06</text:p>
          </table:table-cell>
          <table:table-cell table:formula="oooc:=20*RAND()-10" office:value-type="float" office:value="-0.310308141633868">
            <text:p>-0.31</text:p>
          </table:table-cell>
          <table:table-cell table:formula="oooc:=20*RAND()-10" office:value-type="float" office:value="-8.7349169421941">
            <text:p>-8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]+1" office:value-type="float" office:value="9">
            <text:p>9</text:p>
          </table:table-cell>
          <table:table-cell table:formula="oooc:=20*RAND()-10" office:value-type="float" office:value="0.779060805216432">
            <text:p>0.78</text:p>
          </table:table-cell>
          <table:table-cell table:formula="oooc:=20*RAND()-10" office:value-type="float" office:value="-4.50863126665354">
            <text:p>-4.51</text:p>
          </table:table-cell>
          <table:table-cell table:formula="oooc:=20*RAND()-10" office:value-type="float" office:value="-5.73192869313061">
            <text:p>-5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]+1" office:value-type="float" office:value="10">
            <text:p>10</text:p>
          </table:table-cell>
          <table:table-cell table:formula="oooc:=20*RAND()-10" office:value-type="float" office:value="0.401554079726338">
            <text:p>0.4</text:p>
          </table:table-cell>
          <table:table-cell table:formula="oooc:=20*RAND()-10" office:value-type="float" office:value="-6.60453460179269">
            <text:p>-6.6</text:p>
          </table:table-cell>
          <table:table-cell table:formula="oooc:=20*RAND()-10" office:value-type="float" office:value="5.7772456202656">
            <text:p>5.7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]+1" office:value-type="float" office:value="11">
            <text:p>11</text:p>
          </table:table-cell>
          <table:table-cell table:formula="oooc:=20*RAND()-10" office:value-type="float" office:value="2.4295623973012">
            <text:p>2.43</text:p>
          </table:table-cell>
          <table:table-cell table:formula="oooc:=20*RAND()-10" office:value-type="float" office:value="-3.11043211258948">
            <text:p>-3.11</text:p>
          </table:table-cell>
          <table:table-cell table:formula="oooc:=20*RAND()-10" office:value-type="float" office:value="4.41259583458304">
            <text:p>4.4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]+1" office:value-type="float" office:value="12">
            <text:p>12</text:p>
          </table:table-cell>
          <table:table-cell table:formula="oooc:=20*RAND()-10" office:value-type="float" office:value="-3.30941470339894">
            <text:p>-3.31</text:p>
          </table:table-cell>
          <table:table-cell table:formula="oooc:=20*RAND()-10" office:value-type="float" office:value="-5.8609343226999">
            <text:p>-5.86</text:p>
          </table:table-cell>
          <table:table-cell table:formula="oooc:=20*RAND()-10" office:value-type="float" office:value="-3.01624744199216">
            <text:p>-3.0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]+1" office:value-type="float" office:value="13">
            <text:p>13</text:p>
          </table:table-cell>
          <table:table-cell table:formula="oooc:=20*RAND()-10" office:value-type="float" office:value="-4.84883804805577">
            <text:p>-4.85</text:p>
          </table:table-cell>
          <table:table-cell table:formula="oooc:=20*RAND()-10" office:value-type="float" office:value="5.31612981110811">
            <text:p>5.32</text:p>
          </table:table-cell>
          <table:table-cell table:formula="oooc:=20*RAND()-10" office:value-type="float" office:value="8.57479316182435">
            <text:p>8.5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]+1" office:value-type="float" office:value="14">
            <text:p>14</text:p>
          </table:table-cell>
          <table:table-cell table:formula="oooc:=20*RAND()-10" office:value-type="float" office:value="2.63175356201828">
            <text:p>2.63</text:p>
          </table:table-cell>
          <table:table-cell table:formula="oooc:=20*RAND()-10" office:value-type="float" office:value="2.03792992979288">
            <text:p>2.04</text:p>
          </table:table-cell>
          <table:table-cell table:formula="oooc:=20*RAND()-10" office:value-type="float" office:value="1.0655128583312">
            <text:p>1.0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]+1" office:value-type="float" office:value="15">
            <text:p>15</text:p>
          </table:table-cell>
          <table:table-cell table:formula="oooc:=20*RAND()-10" office:value-type="float" office:value="9.13870980031788">
            <text:p>9.14</text:p>
          </table:table-cell>
          <table:table-cell table:formula="oooc:=20*RAND()-10" office:value-type="float" office:value="-2.56119364872575">
            <text:p>-2.56</text:p>
          </table:table-cell>
          <table:table-cell table:formula="oooc:=20*RAND()-10" office:value-type="float" office:value="8.73093031346798">
            <text:p>8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]+1" office:value-type="float" office:value="16">
            <text:p>16</text:p>
          </table:table-cell>
          <table:table-cell table:formula="oooc:=20*RAND()-10" office:value-type="float" office:value="6.25128437764943">
            <text:p>6.25</text:p>
          </table:table-cell>
          <table:table-cell table:formula="oooc:=20*RAND()-10" office:value-type="float" office:value="-1.02627325803041">
            <text:p>-1.03</text:p>
          </table:table-cell>
          <table:table-cell table:formula="oooc:=20*RAND()-10" office:value-type="float" office:value="-2.09170058369637">
            <text:p>-2.0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]+1" office:value-type="float" office:value="17">
            <text:p>17</text:p>
          </table:table-cell>
          <table:table-cell table:formula="oooc:=20*RAND()-10" office:value-type="float" office:value="-0.247881459072232">
            <text:p>-0.25</text:p>
          </table:table-cell>
          <table:table-cell table:formula="oooc:=20*RAND()-10" office:value-type="float" office:value="8.4063367638737">
            <text:p>8.41</text:p>
          </table:table-cell>
          <table:table-cell table:formula="oooc:=20*RAND()-10" office:value-type="float" office:value="6.52807465754449">
            <text:p>6.5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]+1" office:value-type="float" office:value="18">
            <text:p>18</text:p>
          </table:table-cell>
          <table:table-cell table:formula="oooc:=20*RAND()-10" office:value-type="float" office:value="4.25812863744795">
            <text:p>4.26</text:p>
          </table:table-cell>
          <table:table-cell table:formula="oooc:=20*RAND()-10" office:value-type="float" office:value="-0.534302555024624">
            <text:p>-0.53</text:p>
          </table:table-cell>
          <table:table-cell table:formula="oooc:=20*RAND()-10" office:value-type="float" office:value="-3.78223348408937">
            <text:p>-3.7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0]+1" office:value-type="float" office:value="19">
            <text:p>19</text:p>
          </table:table-cell>
          <table:table-cell table:formula="oooc:=20*RAND()-10" office:value-type="float" office:value="5.52321170456707">
            <text:p>5.52</text:p>
          </table:table-cell>
          <table:table-cell table:formula="oooc:=20*RAND()-10" office:value-type="float" office:value="-9.75524174049497">
            <text:p>-9.76</text:p>
          </table:table-cell>
          <table:table-cell table:formula="oooc:=20*RAND()-10" office:value-type="float" office:value="1.70913524925709">
            <text:p>1.7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1]+1" office:value-type="float" office:value="20">
            <text:p>20</text:p>
          </table:table-cell>
          <table:table-cell table:formula="oooc:=20*RAND()-10" office:value-type="float" office:value="9.79128301143646">
            <text:p>9.79</text:p>
          </table:table-cell>
          <table:table-cell table:formula="oooc:=20*RAND()-10" office:value-type="float" office:value="0.646312339231372">
            <text:p>0.65</text:p>
          </table:table-cell>
          <table:table-cell table:formula="oooc:=20*RAND()-10" office:value-type="float" office:value="5.10460064746439">
            <text:p>5.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2]+1" office:value-type="float" office:value="21">
            <text:p>21</text:p>
          </table:table-cell>
          <table:table-cell table:formula="oooc:=20*RAND()-10" office:value-type="float" office:value="5.56852864101529">
            <text:p>5.57</text:p>
          </table:table-cell>
          <table:table-cell table:formula="oooc:=20*RAND()-10" office:value-type="float" office:value="-6.92412526346743">
            <text:p>-6.92</text:p>
          </table:table-cell>
          <table:table-cell table:formula="oooc:=20*RAND()-10" office:value-type="float" office:value="-8.00583146512508">
            <text:p>-8.0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3]+1" office:value-type="float" office:value="22">
            <text:p>22</text:p>
          </table:table-cell>
          <table:table-cell table:formula="oooc:=20*RAND()-10" office:value-type="float" office:value="-0.0188755244016647">
            <text:p>-0.02</text:p>
          </table:table-cell>
          <table:table-cell table:formula="oooc:=20*RAND()-10" office:value-type="float" office:value="-0.233539957553148">
            <text:p>-0.23</text:p>
          </table:table-cell>
          <table:table-cell table:formula="oooc:=20*RAND()-10" office:value-type="float" office:value="-3.86676578782499">
            <text:p>-3.8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4]+1" office:value-type="float" office:value="23">
            <text:p>23</text:p>
          </table:table-cell>
          <table:table-cell table:formula="oooc:=20*RAND()-10" office:value-type="float" office:value="6.96487703360617">
            <text:p>6.96</text:p>
          </table:table-cell>
          <table:table-cell table:formula="oooc:=20*RAND()-10" office:value-type="float" office:value="4.91762199439108">
            <text:p>4.92</text:p>
          </table:table-cell>
          <table:table-cell table:formula="oooc:=20*RAND()-10" office:value-type="float" office:value="-8.55063597671688">
            <text:p>-8.5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5]+1" office:value-type="float" office:value="24">
            <text:p>24</text:p>
          </table:table-cell>
          <table:table-cell table:formula="oooc:=20*RAND()-10" office:value-type="float" office:value="5.53967019543052">
            <text:p>5.54</text:p>
          </table:table-cell>
          <table:table-cell table:formula="oooc:=20*RAND()-10" office:value-type="float" office:value="-2.45062443427742">
            <text:p>-2.45</text:p>
          </table:table-cell>
          <table:table-cell table:formula="oooc:=20*RAND()-10" office:value-type="float" office:value="3.487293953076">
            <text:p>3.4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6]+1" office:value-type="float" office:value="25">
            <text:p>25</text:p>
          </table:table-cell>
          <table:table-cell table:formula="oooc:=20*RAND()-10" office:value-type="float" office:value="-3.39481693692505">
            <text:p>-3.39</text:p>
          </table:table-cell>
          <table:table-cell table:formula="oooc:=20*RAND()-10" office:value-type="float" office:value="-3.31191463395953">
            <text:p>-3.31</text:p>
          </table:table-cell>
          <table:table-cell table:formula="oooc:=20*RAND()-10" office:value-type="float" office:value="-9.07389968633652">
            <text:p>-9.0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7]+1" office:value-type="float" office:value="26">
            <text:p>26</text:p>
          </table:table-cell>
          <table:table-cell table:formula="oooc:=20*RAND()-10" office:value-type="float" office:value="-4.66388662345707">
            <text:p>-4.66</text:p>
          </table:table-cell>
          <table:table-cell table:formula="oooc:=20*RAND()-10" office:value-type="float" office:value="-7.06063024699688">
            <text:p>-7.06</text:p>
          </table:table-cell>
          <table:table-cell table:formula="oooc:=20*RAND()-10" office:value-type="float" office:value="-0.100172944366932">
            <text:p>-0.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8]+1" office:value-type="float" office:value="27">
            <text:p>27</text:p>
          </table:table-cell>
          <table:table-cell table:formula="oooc:=20*RAND()-10" office:value-type="float" office:value="3.24441279284656">
            <text:p>3.24</text:p>
          </table:table-cell>
          <table:table-cell table:formula="oooc:=20*RAND()-10" office:value-type="float" office:value="2.69148829393089">
            <text:p>2.69</text:p>
          </table:table-cell>
          <table:table-cell table:formula="oooc:=20*RAND()-10" office:value-type="float" office:value="-1.69383618049324">
            <text:p>-1.6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9]+1" office:value-type="float" office:value="28">
            <text:p>28</text:p>
          </table:table-cell>
          <table:table-cell table:formula="oooc:=20*RAND()-10" office:value-type="float" office:value="-0.22751254029572">
            <text:p>-0.23</text:p>
          </table:table-cell>
          <table:table-cell table:formula="oooc:=20*RAND()-10" office:value-type="float" office:value="-3.05038305930793">
            <text:p>-3.05</text:p>
          </table:table-cell>
          <table:table-cell table:formula="oooc:=20*RAND()-10" office:value-type="float" office:value="7.77186127379537">
            <text:p>7.7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0]+1" office:value-type="float" office:value="29">
            <text:p>29</text:p>
          </table:table-cell>
          <table:table-cell table:formula="oooc:=20*RAND()-10" office:value-type="float" office:value="5.99025397561491">
            <text:p>5.99</text:p>
          </table:table-cell>
          <table:table-cell table:formula="oooc:=20*RAND()-10" office:value-type="float" office:value="-7.52717135474086">
            <text:p>-7.53</text:p>
          </table:table-cell>
          <table:table-cell table:formula="oooc:=20*RAND()-10" office:value-type="float" office:value="8.0166195333004">
            <text:p>8.0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1]+1" office:value-type="float" office:value="30">
            <text:p>30</text:p>
          </table:table-cell>
          <table:table-cell table:formula="oooc:=20*RAND()-10" office:value-type="float" office:value="-2.30061076581478">
            <text:p>-2.3</text:p>
          </table:table-cell>
          <table:table-cell table:formula="oooc:=20*RAND()-10" office:value-type="float" office:value="-7.7358883433044">
            <text:p>-7.74</text:p>
          </table:table-cell>
          <table:table-cell table:formula="oooc:=20*RAND()-10" office:value-type="float" office:value="-1.33706812746823">
            <text:p>-1.3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2]+1" office:value-type="float" office:value="31">
            <text:p>31</text:p>
          </table:table-cell>
          <table:table-cell table:formula="oooc:=20*RAND()-10" office:value-type="float" office:value="-7.19601011835039">
            <text:p>-7.2</text:p>
          </table:table-cell>
          <table:table-cell table:formula="oooc:=20*RAND()-10" office:value-type="float" office:value="7.8326402977109">
            <text:p>7.83</text:p>
          </table:table-cell>
          <table:table-cell table:formula="oooc:=20*RAND()-10" office:value-type="float" office:value="1.73880660906434">
            <text:p>1.7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3]+1" office:value-type="float" office:value="32">
            <text:p>32</text:p>
          </table:table-cell>
          <table:table-cell table:formula="oooc:=20*RAND()-10" office:value-type="float" office:value="-5.20184157416224">
            <text:p>-5.2</text:p>
          </table:table-cell>
          <table:table-cell table:formula="oooc:=20*RAND()-10" office:value-type="float" office:value="-2.18623521737754">
            <text:p>-2.19</text:p>
          </table:table-cell>
          <table:table-cell table:formula="oooc:=20*RAND()-10" office:value-type="float" office:value="-8.49473334848881">
            <text:p>-8.4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4]+1" office:value-type="float" office:value="33">
            <text:p>33</text:p>
          </table:table-cell>
          <table:table-cell table:formula="oooc:=20*RAND()-10" office:value-type="float" office:value="0.931392638012767">
            <text:p>0.93</text:p>
          </table:table-cell>
          <table:table-cell table:formula="oooc:=20*RAND()-10" office:value-type="float" office:value="-5.22135818377137">
            <text:p>-5.22</text:p>
          </table:table-cell>
          <table:table-cell table:formula="oooc:=20*RAND()-10" office:value-type="float" office:value="6.4228886552155">
            <text:p>6.4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5]+1" office:value-type="float" office:value="34">
            <text:p>34</text:p>
          </table:table-cell>
          <table:table-cell table:formula="oooc:=20*RAND()-10" office:value-type="float" office:value="2.38075667060912">
            <text:p>2.38</text:p>
          </table:table-cell>
          <table:table-cell table:formula="oooc:=20*RAND()-10" office:value-type="float" office:value="-9.68168797902763">
            <text:p>-9.68</text:p>
          </table:table-cell>
          <table:table-cell table:formula="oooc:=20*RAND()-10" office:value-type="float" office:value="-6.02773577906191">
            <text:p>-6.0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6]+1" office:value-type="float" office:value="35">
            <text:p>35</text:p>
          </table:table-cell>
          <table:table-cell table:formula="oooc:=20*RAND()-10" office:value-type="float" office:value="-4.13194937631488">
            <text:p>-4.13</text:p>
          </table:table-cell>
          <table:table-cell table:formula="oooc:=20*RAND()-10" office:value-type="float" office:value="-3.07650491595268">
            <text:p>-3.08</text:p>
          </table:table-cell>
          <table:table-cell table:formula="oooc:=20*RAND()-10" office:value-type="float" office:value="0.660349586978555">
            <text:p>0.6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7]+1" office:value-type="float" office:value="36">
            <text:p>36</text:p>
          </table:table-cell>
          <table:table-cell table:formula="oooc:=20*RAND()-10" office:value-type="float" office:value="-3.2058490626514">
            <text:p>-3.21</text:p>
          </table:table-cell>
          <table:table-cell table:formula="oooc:=20*RAND()-10" office:value-type="float" office:value="2.25960846059024">
            <text:p>2.26</text:p>
          </table:table-cell>
          <table:table-cell table:formula="oooc:=20*RAND()-10" office:value-type="float" office:value="3.59971933998168">
            <text:p>3.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8]+1" office:value-type="float" office:value="37">
            <text:p>37</text:p>
          </table:table-cell>
          <table:table-cell table:formula="oooc:=20*RAND()-10" office:value-type="float" office:value="6.69397799298167">
            <text:p>6.69</text:p>
          </table:table-cell>
          <table:table-cell table:formula="oooc:=20*RAND()-10" office:value-type="float" office:value="-4.4959787465632">
            <text:p>-4.5</text:p>
          </table:table-cell>
          <table:table-cell table:formula="oooc:=20*RAND()-10" office:value-type="float" office:value="-3.70879235677421">
            <text:p>-3.7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9]+1" office:value-type="float" office:value="38">
            <text:p>38</text:p>
          </table:table-cell>
          <table:table-cell table:formula="oooc:=20*RAND()-10" office:value-type="float" office:value="-4.99985817819834">
            <text:p>-5</text:p>
          </table:table-cell>
          <table:table-cell table:formula="oooc:=20*RAND()-10" office:value-type="float" office:value="5.27650871314108">
            <text:p>5.28</text:p>
          </table:table-cell>
          <table:table-cell table:formula="oooc:=20*RAND()-10" office:value-type="float" office:value="3.24082458391786">
            <text:p>3.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0]+1" office:value-type="float" office:value="39">
            <text:p>39</text:p>
          </table:table-cell>
          <table:table-cell table:formula="oooc:=20*RAND()-10" office:value-type="float" office:value="-7.22799690440297">
            <text:p>-7.23</text:p>
          </table:table-cell>
          <table:table-cell table:formula="oooc:=20*RAND()-10" office:value-type="float" office:value="1.26676269806921">
            <text:p>1.27</text:p>
          </table:table-cell>
          <table:table-cell table:formula="oooc:=20*RAND()-10" office:value-type="float" office:value="5.713653229177">
            <text:p>5.7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1]+1" office:value-type="float" office:value="40">
            <text:p>40</text:p>
          </table:table-cell>
          <table:table-cell table:formula="oooc:=20*RAND()-10" office:value-type="float" office:value="-9.21137737110257">
            <text:p>-9.21</text:p>
          </table:table-cell>
          <table:table-cell table:formula="oooc:=20*RAND()-10" office:value-type="float" office:value="8.96615193225443">
            <text:p>8.97</text:p>
          </table:table-cell>
          <table:table-cell table:formula="oooc:=20*RAND()-10" office:value-type="float" office:value="7.9777648858726">
            <text:p>7.9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2]+1" office:value-type="float" office:value="41">
            <text:p>41</text:p>
          </table:table-cell>
          <table:table-cell table:formula="oooc:=20*RAND()-10" office:value-type="float" office:value="-0.5484454985708">
            <text:p>-0.55</text:p>
          </table:table-cell>
          <table:table-cell table:formula="oooc:=20*RAND()-10" office:value-type="float" office:value="-8.22985818609595">
            <text:p>-8.23</text:p>
          </table:table-cell>
          <table:table-cell table:formula="oooc:=20*RAND()-10" office:value-type="float" office:value="5.81040519289672">
            <text:p>5.8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3]+1" office:value-type="float" office:value="42">
            <text:p>42</text:p>
          </table:table-cell>
          <table:table-cell table:formula="oooc:=20*RAND()-10" office:value-type="float" office:value="-8.80963888950646">
            <text:p>-8.81</text:p>
          </table:table-cell>
          <table:table-cell table:formula="oooc:=20*RAND()-10" office:value-type="float" office:value="-3.4316997602582">
            <text:p>-3.43</text:p>
          </table:table-cell>
          <table:table-cell table:formula="oooc:=20*RAND()-10" office:value-type="float" office:value="-6.37583002448082">
            <text:p>-6.3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4]+1" office:value-type="float" office:value="43">
            <text:p>43</text:p>
          </table:table-cell>
          <table:table-cell table:formula="oooc:=20*RAND()-10" office:value-type="float" office:value="-7.30437222868204">
            <text:p>-7.3</text:p>
          </table:table-cell>
          <table:table-cell table:formula="oooc:=20*RAND()-10" office:value-type="float" office:value="7.49969288706779">
            <text:p>7.5</text:p>
          </table:table-cell>
          <table:table-cell table:formula="oooc:=20*RAND()-10" office:value-type="float" office:value="-1.59718820825219">
            <text:p>-1.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5]+1" office:value-type="float" office:value="44">
            <text:p>44</text:p>
          </table:table-cell>
          <table:table-cell table:formula="oooc:=20*RAND()-10" office:value-type="float" office:value="9.11851642653346">
            <text:p>9.12</text:p>
          </table:table-cell>
          <table:table-cell table:formula="oooc:=20*RAND()-10" office:value-type="float" office:value="-0.119550442323089">
            <text:p>-0.12</text:p>
          </table:table-cell>
          <table:table-cell table:formula="oooc:=20*RAND()-10" office:value-type="float" office:value="-1.27887618727982">
            <text:p>-1.2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6]+1" office:value-type="float" office:value="45">
            <text:p>45</text:p>
          </table:table-cell>
          <table:table-cell table:formula="oooc:=20*RAND()-10" office:value-type="float" office:value="-6.90921935252845">
            <text:p>-6.91</text:p>
          </table:table-cell>
          <table:table-cell table:formula="oooc:=20*RAND()-10" office:value-type="float" office:value="5.74850018136203">
            <text:p>5.75</text:p>
          </table:table-cell>
          <table:table-cell table:formula="oooc:=20*RAND()-10" office:value-type="float" office:value="5.6446188967675">
            <text:p>5.6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7]+1" office:value-type="float" office:value="46">
            <text:p>46</text:p>
          </table:table-cell>
          <table:table-cell table:formula="oooc:=20*RAND()-10" office:value-type="float" office:value="3.7511302344501">
            <text:p>3.75</text:p>
          </table:table-cell>
          <table:table-cell table:formula="oooc:=20*RAND()-10" office:value-type="float" office:value="-7.45734887197614">
            <text:p>-7.46</text:p>
          </table:table-cell>
          <table:table-cell table:formula="oooc:=20*RAND()-10" office:value-type="float" office:value="-2.09577264264226">
            <text:p>-2.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8]+1" office:value-type="float" office:value="47">
            <text:p>47</text:p>
          </table:table-cell>
          <table:table-cell table:formula="oooc:=20*RAND()-10" office:value-type="float" office:value="-2.649150416255">
            <text:p>-2.65</text:p>
          </table:table-cell>
          <table:table-cell table:formula="oooc:=20*RAND()-10" office:value-type="float" office:value="9.23662912100554">
            <text:p>9.24</text:p>
          </table:table-cell>
          <table:table-cell table:formula="oooc:=20*RAND()-10" office:value-type="float" office:value="3.40824862010777">
            <text:p>3.4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9]+1" office:value-type="float" office:value="48">
            <text:p>48</text:p>
          </table:table-cell>
          <table:table-cell table:formula="oooc:=20*RAND()-10" office:value-type="float" office:value="3.64205722697079">
            <text:p>3.64</text:p>
          </table:table-cell>
          <table:table-cell table:formula="oooc:=20*RAND()-10" office:value-type="float" office:value="-5.7632290571928">
            <text:p>-5.76</text:p>
          </table:table-cell>
          <table:table-cell table:formula="oooc:=20*RAND()-10" office:value-type="float" office:value="-1.31524266675115">
            <text:p>-1.3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0]+1" office:value-type="float" office:value="49">
            <text:p>49</text:p>
          </table:table-cell>
          <table:table-cell table:formula="oooc:=20*RAND()-10" office:value-type="float" office:value="-3.11711818911135">
            <text:p>-3.12</text:p>
          </table:table-cell>
          <table:table-cell table:formula="oooc:=20*RAND()-10" office:value-type="float" office:value="-2.99122596159577">
            <text:p>-2.99</text:p>
          </table:table-cell>
          <table:table-cell table:formula="oooc:=20*RAND()-10" office:value-type="float" office:value="9.95152003131807">
            <text:p>9.9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 table:number-rows-repeated="149">
          <table:table-cell table:number-columns-repeated="24"/>
        </table:table-row>
        <table:table-row table:style-name="ro1"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3">03.07.2009</text:date>, <text:time>00:04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ven Kurras</dc:creator>
    <dc:date>2009-07-03T00:02:47</dc:date>
    <meta:editing-cycles>5</meta:editing-cycles>
    <meta:editing-duration>PT5M22S</meta:editing-duration>
    <meta:user-defined meta:name="Info 1"/>
    <meta:user-defined meta:name="Info 2"/>
    <meta:user-defined meta:name="Info 3"/>
    <meta:user-defined meta:name="Info 4"/>
    <meta:document-statistic meta:table-count="1" meta:cell-count="1224"/>
  </office:meta>
</office:document-meta>
</file>